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9.3768in" svg:y="0.387in">
            <draw:object draw:notify-on-update-of-ranges="Sheet1.A3:Sheet1.J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0.8563in" svg:y="3.1268in">
            <draw:object draw:notify-on-update-of-ranges="Sheet1.A8:Sheet1.F8 Sheet1.A7:Sheet1.F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11.3" calcext:value-type="float">
            <text:p>11.3</text:p>
          </table:table-cell>
          <table:table-cell office:value-type="float" office:value="16.3" calcext:value-type="float">
            <text:p>16.3</text:p>
          </table:table-cell>
          <table:table-cell office:value-type="float" office:value="21.3" calcext:value-type="float">
            <text:p>21.3</text:p>
          </table:table-cell>
          <table:table-cell office:value-type="float" office:value="26.3" calcext:value-type="float">
            <text:p>26.3</text:p>
          </table:table-cell>
          <table:table-cell office:value-type="float" office:value="31.3" calcext:value-type="float">
            <text:p>31.3</text:p>
          </table:table-cell>
          <table:table-cell office:value-type="float" office:value="37.6" calcext:value-type="float">
            <text:p>37.6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table:formula="of:=SUM([.A1]/[.A2])" office:value-type="float" office:value="0.13" calcext:value-type="float">
            <text:p>0.13</text:p>
          </table:table-cell>
          <table:table-cell table:formula="of:=SUM([.B1]/[.B2])" office:value-type="float" office:value="0.19" calcext:value-type="float">
            <text:p>0.19</text:p>
          </table:table-cell>
          <table:table-cell table:formula="of:=SUM([.C1]/[.C2])" office:value-type="float" office:value="0.25" calcext:value-type="float">
            <text:p>0.25</text:p>
          </table:table-cell>
          <table:table-cell table:formula="of:=SUM([.D1]/[.D2])" office:value-type="float" office:value="0.2825" calcext:value-type="float">
            <text:p>0.2825</text:p>
          </table:table-cell>
          <table:table-cell table:formula="of:=SUM([.E1]/[.E2])" office:value-type="float" office:value="0.326" calcext:value-type="float">
            <text:p>0.326</text:p>
          </table:table-cell>
          <table:table-cell table:formula="of:=SUM([.F1]/[.F2])" office:value-type="float" office:value="0.355" calcext:value-type="float">
            <text:p>0.355</text:p>
          </table:table-cell>
          <table:table-cell table:formula="of:=SUM([.G1]/[.G2])" office:value-type="float" office:value="0.375714285714286" calcext:value-type="float">
            <text:p>0.3757142857</text:p>
          </table:table-cell>
          <table:table-cell table:formula="of:=SUM([.H1]/[.H2])" office:value-type="float" office:value="0.39125" calcext:value-type="float">
            <text:p>0.39125</text:p>
          </table:table-cell>
          <table:table-cell table:formula="of:=SUM([.I1]/[.I2])" office:value-type="float" office:value="0.417777777777778" calcext:value-type="float">
            <text:p>0.4177777778</text:p>
          </table:table-cell>
          <table:table-cell table:formula="of:=SUM([.J1]/[.J2])" office:value-type="float" office:value="0.438" calcext:value-type="float">
            <text:p>0.4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SUM([.A5]/[.A6])" office:value-type="float" office:value="0.19" calcext:value-type="float">
            <text:p>0.19</text:p>
          </table:table-cell>
          <table:table-cell table:formula="of:=SUM([.B5]/[.B6])" office:value-type="float" office:value="0.18" calcext:value-type="float">
            <text:p>0.18</text:p>
          </table:table-cell>
          <table:table-cell table:formula="of:=SUM([.C5]/[.C6])" office:value-type="float" office:value="0.16" calcext:value-type="float">
            <text:p>0.16</text:p>
          </table:table-cell>
          <table:table-cell table:formula="of:=SUM([.D5]/[.D6])" office:value-type="float" office:value="0.15" calcext:value-type="float">
            <text:p>0.15</text:p>
          </table:table-cell>
          <table:table-cell table:formula="of:=SUM([.E5]/[.E6])" office:value-type="float" office:value="0.14" calcext:value-type="float">
            <text:p>0.14</text:p>
          </table:table-cell>
          <table:table-cell table:formula="of:=SUM([.F5]/[.F6])" office:value-type="float" office:value="0.13" calcext:value-type="float">
            <text:p>0.13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</table:table>
      <table:named-expressions/>
      <table:database-ranges>
        <table:database-range table:name="__Anonymous_DB__1" table:target-range-address="Sheet1.A1:Sheet1.A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7:43:26.619111216</meta:creation-date>
    <dc:date>2015-04-21T20:04:48.655447491</dc:date>
    <meta:editing-duration>PT1H30S</meta:editing-duration>
    <meta:editing-cycles>1</meta:editing-cycles>
    <meta:document-statistic meta:table-count="1" meta:cell-count="54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138cm" svg:y="0.316cm" chart:style-name="ch2">
          <text:p>Huffman Compression Ratio</text:p>
        </chart:title>
        <chart:plot-area chart:style-name="ch3" table:cell-range-address="Sheet1.A3:Sheet1.J3" svg:x="1.33cm" svg:y="2.042cm" svg:width="14.349cm" svg:height="5.802cm">
          <chartooo:coordinate-region svg:x="2.242cm" svg:y="2.241cm" svg:width="13.25cm" svg:height="4.956cm"/>
          <chart:axis chart:dimension="x" chart:name="primary-x" chart:style-name="ch4">
            <chart:title svg:x="5.748cm" svg:y="8.024cm" chart:style-name="ch5">
              <text:p>Varience [#] of Chars Used in Text File</text:p>
            </chart:title>
          </chart:axis>
          <chart:axis chart:dimension="x" chart:name="secondary-x" chart:style-name="ch6">
            <chart:title svg:x="6.145cm" svg:y="1.302cm" chart:style-name="ch5">
              <text:p>100,000 Instances of Each Char</text:p>
            </chart:title>
          </chart:axis>
          <chart:axis chart:dimension="y" chart:name="primary-y" chart:style-name="ch4">
            <chart:title svg:x="0.451cm" svg:y="6.389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A3:Sheet1.J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13">
                <text:p>0.13</text:p>
                <draw:g>
                  <svg:desc>Sheet1.A3:Sheet1.J3</svg:desc>
                </draw:g>
              </table:table-cell>
              <table:table-cell office:value-type="float" office:value="0.19">
                <text:p>0.19</text:p>
              </table:table-cell>
              <table:table-cell office:value-type="float" office:value="0.25">
                <text:p>0.25</text:p>
              </table:table-cell>
              <table:table-cell office:value-type="float" office:value="0.2825">
                <text:p>0.2825</text:p>
              </table:table-cell>
              <table:table-cell office:value-type="float" office:value="0.326">
                <text:p>0.326</text:p>
              </table:table-cell>
              <table:table-cell office:value-type="float" office:value="0.355">
                <text:p>0.355</text:p>
              </table:table-cell>
              <table:table-cell office:value-type="float" office:value="0.375714285714286">
                <text:p>0.375714285714286</text:p>
              </table:table-cell>
              <table:table-cell office:value-type="float" office:value="0.39125">
                <text:p>0.39125</text:p>
              </table:table-cell>
              <table:table-cell office:value-type="float" office:value="0.417777777777778">
                <text:p>0.417777777777778</text:p>
              </table:table-cell>
              <table:table-cell office:value-type="float" office:value="0.438">
                <text:p>0.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row-mapping="0" chart:style-name="ch1">
        <chart:title svg:x="5.138cm" svg:y="0.316cm" chart:style-name="ch2">
          <text:p>Huffman Compression Ratio</text:p>
        </chart:title>
        <chart:subtitle svg:x="5.336cm" svg:y="1.301cm" chart:style-name="ch3">
          <text:p>Changing Frequency of Chars</text:p>
        </chart:subtitle>
        <chart:plot-area chart:style-name="ch4" table:cell-range-address="Sheet1.A7:Sheet1.F8" chart:data-source-has-labels="row" svg:x="1.33cm" svg:y="2.19cm" svg:width="14.349cm" svg:height="5.654cm">
          <chartooo:coordinate-region svg:x="2.242cm" svg:y="2.389cm" svg:width="12.973cm" svg:height="4.808cm"/>
          <chart:axis chart:dimension="x" chart:name="primary-x" chart:style-name="ch5" chartooo:axis-type="auto">
            <chartooo:date-scale/>
            <chart:title svg:x="5.801cm" svg:y="8.024cm" chart:style-name="ch6">
              <text:p>Frequency of 'a' in File (out of 10000)</text:p>
            </chart:title>
            <chart:categories table:cell-range-address="Sheet1.A8:Sheet1.F8"/>
          </chart:axis>
          <chart:axis chart:dimension="y" chart:name="primary-y" chart:style-name="ch5">
            <chart:title svg:x="0.451cm" svg:y="6.463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A7:Sheet1.F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00">
                <text:p>5000</text:p>
                <draw:g>
                  <svg:desc>Sheet1.A8:Sheet1.F8</svg:desc>
                </draw:g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19">
                <text:p>0.19</text:p>
                <draw:g>
                  <svg:desc>Sheet1.A7:Sheet1.F7</svg:desc>
                </draw:g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